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writing-mode="lr-tb"/>
      <style:text-properties fo:language="ca" fo:country="ES"/>
    </style:style>
    <style:style style:name="P2" style:family="paragraph" style:parent-style-name="Standard">
      <style:paragraph-properties style:writing-mode="lr-tb"/>
      <style:text-properties fo:language="ca" fo:country="ES" officeooo:rsid="000467db" officeooo:paragraph-rsid="000467db"/>
    </style:style>
    <style:style style:name="P3" style:family="paragraph" style:parent-style-name="Standard">
      <style:paragraph-properties fo:text-align="end" style:justify-single-word="false" style:writing-mode="lr-tb"/>
      <style:text-properties fo:language="ca" fo:country="ES" officeooo:rsid="000467db" officeooo:paragraph-rsid="000467db"/>
    </style:style>
    <style:style style:name="P4" style:family="paragraph" style:parent-style-name="Standard">
      <style:paragraph-properties style:writing-mode="lr-tb"/>
      <style:text-properties fo:language="ca" fo:country="ES" fo:font-weight="bold" officeooo:paragraph-rsid="00055142" style:font-weight-asian="bold" style:font-weight-complex="bold"/>
    </style:style>
    <style:style style:name="P5" style:family="paragraph" style:parent-style-name="Standard">
      <style:paragraph-properties style:writing-mode="lr-tb"/>
      <style:text-properties fo:language="ca" fo:country="ES" fo:font-style="normal" fo:font-weight="bold" officeooo:rsid="000467db" officeooo:paragraph-rsid="000467db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style:writing-mode="lr-tb"/>
      <style:text-properties fo:language="ca" fo:country="ES" officeooo:paragraph-rsid="000467db"/>
    </style:style>
    <style:style style:name="P7" style:family="paragraph" style:parent-style-name="Standard">
      <style:paragraph-properties style:writing-mode="lr-tb"/>
      <style:text-properties fo:language="ca" fo:country="ES" officeooo:rsid="000a8c11" officeooo:paragraph-rsid="000a8c11"/>
    </style:style>
    <style:style style:name="P8" style:family="paragraph" style:parent-style-name="Standard">
      <style:paragraph-properties style:writing-mode="lr-tb"/>
      <style:text-properties fo:language="ca" fo:country="ES" officeooo:rsid="000b53a0" officeooo:paragraph-rsid="000b53a0"/>
    </style:style>
    <style:style style:name="P9" style:family="paragraph" style:parent-style-name="Standard">
      <style:paragraph-properties style:writing-mode="lr-tb"/>
      <style:text-properties officeooo:paragraph-rsid="000a8c11"/>
    </style:style>
    <style:style style:name="P10" style:family="paragraph" style:parent-style-name="Standard">
      <style:paragraph-properties style:writing-mode="lr-tb"/>
      <style:text-properties officeooo:paragraph-rsid="000b53a0"/>
    </style:style>
    <style:style style:name="P11" style:family="paragraph" style:parent-style-name="Standard">
      <style:paragraph-properties style:writing-mode="lr-tb"/>
      <style:text-properties style:font-name="Liberation Serif" fo:font-size="12pt" fo:language="ca" fo:country="ES" fo:font-weight="bold" officeooo:rsid="000c290c" officeooo:paragraph-rsid="000c290c" style:font-size-asian="12pt" style:font-weight-asian="bold" style:font-size-complex="12pt" style:font-weight-complex="bold"/>
    </style:style>
    <style:style style:name="P12" style:family="paragraph" style:parent-style-name="Standard">
      <style:paragraph-properties style:writing-mode="lr-tb"/>
      <style:text-properties style:font-name="Liberation Serif" fo:font-size="12pt" officeooo:paragraph-rsid="000cda64" style:font-size-asian="12pt" style:font-size-complex="12pt"/>
    </style:style>
    <style:style style:name="P13" style:family="paragraph" style:parent-style-name="Standard">
      <style:paragraph-properties style:writing-mode="lr-tb"/>
      <style:text-properties style:font-name="Liberation Serif" fo:font-size="12pt" officeooo:paragraph-rsid="0012dca6" style:font-size-asian="12pt" style:font-size-complex="12pt"/>
    </style:style>
    <style:style style:name="P14" style:family="paragraph" style:parent-style-name="Table_20_Contents">
      <style:text-properties officeooo:paragraph-rsid="000b53a0"/>
    </style:style>
    <style:style style:name="P15" style:family="paragraph" style:parent-style-name="Table_20_Contents">
      <style:text-properties officeooo:rsid="000a8c11" officeooo:paragraph-rsid="000a8c11"/>
    </style:style>
    <style:style style:name="P16" style:family="paragraph" style:parent-style-name="Table_20_Contents">
      <style:text-properties officeooo:rsid="000a8c11" officeooo:paragraph-rsid="000b53a0"/>
    </style:style>
    <style:style style:name="P17" style:family="paragraph" style:parent-style-name="Table_20_Contents">
      <style:text-properties officeooo:rsid="000b53a0" officeooo:paragraph-rsid="000b53a0"/>
    </style:style>
    <style:style style:name="P18" style:family="paragraph" style:parent-style-name="Standard">
      <style:paragraph-properties style:writing-mode="lr-tb"/>
      <style:text-properties style:font-name="Liberation Serif" fo:font-size="12pt" fo:language="ca" fo:country="ES" officeooo:rsid="00100a79" officeooo:paragraph-rsid="00100a79" style:font-size-asian="12pt" style:font-size-complex="12pt"/>
    </style:style>
    <style:style style:name="P19" style:family="paragraph" style:parent-style-name="Standard">
      <style:paragraph-properties style:writing-mode="lr-tb"/>
      <style:text-properties style:font-name="Liberation Serif" fo:font-size="12pt" officeooo:rsid="00100a79" officeooo:paragraph-rsid="00100a79" style:font-size-asian="12pt" style:font-size-complex="12pt"/>
    </style:style>
    <style:style style:name="P20" style:family="paragraph" style:parent-style-name="Standard">
      <style:paragraph-properties style:writing-mode="lr-tb"/>
      <style:text-properties style:font-name="Liberation Serif" fo:font-size="12pt" officeooo:rsid="0012dca6" officeooo:paragraph-rsid="0012dca6" style:font-size-asian="12pt" style:font-size-complex="12pt"/>
    </style:style>
    <style:style style:name="P21" style:family="paragraph" style:parent-style-name="Standard">
      <style:paragraph-properties style:writing-mode="lr-tb"/>
      <style:text-properties style:font-name="Liberation Serif" fo:font-size="12pt" fo:font-weight="bold" officeooo:rsid="0011821c" officeooo:paragraph-rsid="0011821c" style:font-size-asian="12pt" style:font-weight-asian="bold" style:font-size-complex="12pt" style:font-weight-complex="bold"/>
    </style:style>
    <style:style style:name="P22" style:family="paragraph" style:parent-style-name="Preformatted_20_Text">
      <style:text-properties officeooo:paragraph-rsid="000b53a0"/>
    </style:style>
    <style:style style:name="P23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</style:style>
    <style:style style:name="T1" style:family="text">
      <style:text-properties officeooo:rsid="00055142"/>
    </style:style>
    <style:style style:name="T2" style:family="text">
      <style:text-properties fo:language="ca" fo:country="ES" fo:font-weight="bold" officeooo:rsid="000a8c11" style:font-weight-asian="bold" style:font-weight-complex="bold"/>
    </style:style>
    <style:style style:name="T3" style:family="text">
      <style:text-properties fo:language="ca" fo:country="ES" fo:font-weight="bold" officeooo:rsid="000b53a0" style:font-weight-asian="bold" style:font-weight-complex="bold"/>
    </style:style>
    <style:style style:name="T4" style:family="text">
      <style:text-properties fo:language="ca" fo:country="ES" officeooo:rsid="000a8c11"/>
    </style:style>
    <style:style style:name="T5" style:family="text">
      <style:text-properties fo:language="ca" fo:country="ES" officeooo:rsid="000b53a0"/>
    </style:style>
    <style:style style:name="T6" style:family="text">
      <style:text-properties officeooo:rsid="000a8c11"/>
    </style:style>
    <style:style style:name="T7" style:family="text">
      <style:text-properties fo:color="#7f0055" style:font-name="Monospace" fo:font-size="10pt" fo:language="ca" fo:country="ES" fo:font-weight="bold" officeooo:rsid="000a8c11" style:font-name-asian="Monospace" style:font-size-asian="10pt" style:font-weight-asian="bold" style:font-name-complex="Monospace" style:font-size-complex="10pt" style:font-weight-complex="bold"/>
    </style:style>
    <style:style style:name="T8" style:family="text">
      <style:text-properties fo:color="#7f0055" style:font-name="Monospace" fo:font-size="10pt" fo:font-weight="bold" officeooo:rsid="0012dca6" style:font-name-asian="Monospace" style:font-size-asian="10pt" style:font-weight-asian="bold" style:font-name-complex="Monospace" style:font-size-complex="10pt" style:font-weight-complex="bold"/>
    </style:style>
    <style:style style:name="T9" style:family="text">
      <style:text-properties fo:color="#000000" style:font-name="Monospace" fo:font-size="10pt" fo:language="ca" fo:country="ES" officeooo:rsid="000a8c11" style:font-name-asian="Monospace" style:font-size-asian="10pt" style:font-name-complex="Monospace" style:font-size-complex="10pt"/>
    </style:style>
    <style:style style:name="T10" style:family="text">
      <style:text-properties fo:color="#000000" style:font-name="Monospace" fo:font-size="10pt" fo:language="ca" fo:country="ES" fo:font-style="italic" officeooo:rsid="000a8c11" style:font-name-asian="Monospace" style:font-size-asian="10pt" style:font-style-asian="italic" style:font-name-complex="Monospace" style:font-size-complex="10pt" style:font-style-complex="italic"/>
    </style:style>
    <style:style style:name="T11" style:family="text">
      <style:text-properties fo:color="#000000" style:font-name="Monospace" fo:font-size="10pt" officeooo:rsid="0012dca6" style:font-name-asian="Monospace" style:font-size-asian="10pt" style:font-name-complex="Monospace" style:font-size-complex="10pt"/>
    </style:style>
    <style:style style:name="T12" style:family="text">
      <style:text-properties fo:color="#000000" officeooo:rsid="0012dca6" style:font-name-asian="Monospace" style:font-name-complex="Monospace"/>
    </style:style>
    <style:style style:name="T13" style:family="text">
      <style:text-properties fo:color="#6a3e3e" style:font-name="Monospace" fo:font-size="10pt" fo:language="ca" fo:country="ES" officeooo:rsid="000a8c11" style:font-name-asian="Monospace" style:font-size-asian="10pt" style:font-name-complex="Monospace" style:font-size-complex="10pt"/>
    </style:style>
    <style:style style:name="T14" style:family="text">
      <style:text-properties officeooo:rsid="000cda64"/>
    </style:style>
    <style:style style:name="T15" style:family="text">
      <style:text-properties officeooo:rsid="0012dca6"/>
    </style:style>
    <style:style style:name="T16" style:family="text">
      <style:text-properties fo:color="#808080" style:font-name="DejaVu Sans Mono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ÒDUL 03 – BLOC 2</text:p>
      <text:p text:style-name="P5">UF5. POO. LLIBRERIES DE CLASSES FONAMENTALS</text:p>
      <text:p text:style-name="P1"/>
      <text:p text:style-name="P2">EXERCICIS <text:span text:style-name="T6">ARRAYLIST I LINKEDLIST</text:span>:</text:p>
      <text:p text:style-name="P6"/>
      <text:p text:style-name="P4"><text:bookmark text:name="result_box"/><text:span text:style-name="T1">Exercici </text:span>1.</text:p>
      <text:p text:style-name="P7">Crea dues llistes una implementada amb linkedlist i l'altre amb arrayList i afegeix a cada una d'elles 10.000 elements.</text:p>
      <text:p text:style-name="P9"><text:span text:style-name="T4">- <text:s/>Insereix a cada una d'elles un element (sense especificar la funció) i mostra el temps que el sistema ha tardat en fer la inserció (</text:span><text:span text:style-name="T7">long</text:span><text:span text:style-name="T9"> </text:span><text:span text:style-name="T13">tempsInicial</text:span><text:span text:style-name="T9"> = System.</text:span><text:span text:style-name="T10">nanoTime</text:span><text:span text:style-name="T9">();</text:span><text:span text:style-name="T4">) </text:span></text:p>
      <text:p text:style-name="P9"><text:span text:style-name="T4">- Insereix un element a </text:span><text:span text:style-name="T2">l'inici</text:span><text:span text:style-name="T4"> de la llista, mostra el temps i compara el temps entre les dos llistes i amb els resultats anteriors</text:span></text:p>
      <text:p text:style-name="P9"><text:span text:style-name="T4">- <text:s/>Insereix a cada una d'elles un element a la posició </text:span><text:span text:style-name="T2">5.000</text:span><text:span text:style-name="T4"> de la llista i compara el temps entre les dos llistes i amb els resultats anteriors</text:span></text:p>
      <text:p text:style-name="P9"><text:span text:style-name="T4">- <text:s/>Insereix a cada una d'elles un element a la posició </text:span><text:span text:style-name="T2">10.000</text:span><text:span text:style-name="T4"> de la llista i compara el temps entre les dos llistes i amb els resultats anteriors</text:span></text:p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Inserció</text:p>
          </table:table-cell>
          <table:table-cell table:style-name="Table1.A1" office:value-type="string">
            <text:p text:style-name="P15">ArrayList</text:p>
          </table:table-cell>
          <table:table-cell table:style-name="Table1.C1" office:value-type="string">
            <text:p text:style-name="P15">LinkedList</text:p>
          </table:table-cell>
        </table:table-row>
        <table:table-row>
          <table:table-cell table:style-name="Table1.A2" office:value-type="string">
            <text:p text:style-name="P15">“per defecte”</text:p>
          </table:table-cell>
          <table:table-cell table:style-name="Table1.A2" office:value-type="string">
            <text:p text:style-name="P23"><text:span text:style-name="T16">5415525367123</text:span></text:p>
          </table:table-cell>
          <table:table-cell table:style-name="Table1.C2" office:value-type="string">
            <text:p text:style-name="P23"><text:span text:style-name="T16">4974734334211</text:span></text:p>
          </table:table-cell>
        </table:table-row>
        <table:table-row>
          <table:table-cell table:style-name="Table1.A2" office:value-type="string">
            <text:p text:style-name="P15">Posicio [0]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Posició [5.000]</text:p>
          </table:table-cell>
          <table:table-cell table:style-name="Table1.A2" office:value-type="string">
            <text:p text:style-name="P23"><text:span text:style-name="T16">15425</text:span></text:p>
          </table:table-cell>
          <table:table-cell table:style-name="Table1.C2" office:value-type="string">
            <text:p text:style-name="P23"><text:span text:style-name="T16">54930</text:span></text:p>
          </table:table-cell>
        </table:table-row>
        <table:table-row>
          <table:table-cell table:style-name="Table1.A2" office:value-type="string">
            <text:p text:style-name="P17">Posició[10.000]</text:p>
          </table:table-cell>
          <table:table-cell table:style-name="Table1.A2" office:value-type="string">
            <text:p text:style-name="P23"><text:span text:style-name="T16">13901</text:span></text:p>
          </table:table-cell>
          <table:table-cell table:style-name="Table1.C2" office:value-type="string">
            <text:p text:style-name="P23"><text:span text:style-name="T16">9130</text:span></text:p>
          </table:table-cell>
        </table:table-row>
      </table:table>
      <text:p text:style-name="P7"/>
      <text:p text:style-name="P8">Explica els resultats.</text:p>
      <text:p text:style-name="P8">-Fes el mateix però enlloc d'inserir obtén l'element de la posició 0, 5.000 i 10.000</text:p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7">Obtenció</text:p>
          </table:table-cell>
          <table:table-cell table:style-name="Table2.A1" office:value-type="string">
            <text:p text:style-name="P16">ArrayList</text:p>
          </table:table-cell>
          <table:table-cell table:style-name="Table2.C1" office:value-type="string">
            <text:p text:style-name="P16">LinkedList</text:p>
          </table:table-cell>
        </table:table-row>
        <table:table-row>
          <table:table-cell table:style-name="Table2.A2" office:value-type="string">
            <text:p text:style-name="P16">Posicio [0]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6">Posició [5.000]</text:p>
          </table:table-cell>
          <table:table-cell table:style-name="Table2.A2" office:value-type="string">
            <text:p text:style-name="P22"><text:span text:style-name="T16">253393</text:span></text:p>
          </table:table-cell>
          <table:table-cell table:style-name="Table2.C2" office:value-type="string">
            <text:p text:style-name="P22"><text:span text:style-name="T16">320970</text:span></text:p>
          </table:table-cell>
        </table:table-row>
        <table:table-row>
          <table:table-cell table:style-name="Table2.A2" office:value-type="string">
            <text:p text:style-name="P17">Posició[10.000]</text:p>
          </table:table-cell>
          <table:table-cell table:style-name="Table2.A2" office:value-type="string">
            <text:p text:style-name="P22"><text:span text:style-name="T16">244095</text:span></text:p>
          </table:table-cell>
          <table:table-cell table:style-name="Table2.C2" office:value-type="string">
            <text:p text:style-name="P22"><text:span text:style-name="T16">262742</text:span></text:p>
          </table:table-cell>
        </table:table-row>
      </table:table>
      <text:p text:style-name="P8"/>
      <text:p text:style-name="P8"/>
      <text:p text:style-name="P10"><text:bookmark-start text:name="__DdeLink__2061_3196858218"/><text:span text:style-name="T3">Exercici 2</text:span><text:span text:style-name="T5">.</text:span></text:p>
      <text:p text:style-name="P8">Quina estructura de dades utilitzaries per cada un dels següents casos?</text:p>
      <text:p text:style-name="P8">- Una llista amb molts elements en la que es realitzen moltes insercions i aquestes es produeixen sempre per posició absoluta.</text:p>
      <text:p text:style-name="P8">- Una llista en la que es volen eliminar elements sempre en comparació un altre element donat</text:p>
      <text:p text:style-name="P8">- Una llista en la què constanment accedirem als elements per posició absoluta.</text:p>
      <text:p text:style-name="P8"><text:bookmark-end text:name="__DdeLink__2061_3196858218"/></text:p>
      <text:p text:style-name="P11">Exercici 3.</text:p>
      <text:p text:style-name="P18">- Ocupen més espai d'emmagatzematge les llistes que els vectors de la mateixa mida? </text:p>
      <text:p text:style-name="P19">- Perquè no necessitem iteradors pel vectors?</text:p>
      <text:p text:style-name="P12"/>
      <text:p text:style-name="P21">Exercici 4</text:p>
      <text:p text:style-name="P13"><text:span text:style-name="T14">Implementa una una llista anomenada NodeList, <text:s/>serà una llista simplement enllaçada. </text:span></text:p>
      <text:p text:style-name="P13"><text:span text:style-name="T14">Els elements la llista seran objectes Node, formats pels atributs elem (de tipus Object), un (link) </text:span><text:soft-page-break/><text:span text:style-name="T14">següent (tipus Node).</text:span></text:p>
      <text:p text:style-name="P20">Crea la classe Node com a classe privada dins de NodeList, ha de contenir una constructora I els getters i setters</text:p>
      <text:p text:style-name="P20">Finalment la classe NodeList <text:s/>contindrà els atributs primer I últim de tipus Node I un enter que indicarà el número d'elements que conté la llista.</text:p>
      <text:p text:style-name="P20">Afegeix els mètodes de list (esBuida, afegir, eliminar, mida …).</text:p>
      <text:p text:style-name="P20">Finalment en una classe nova crea un main I verifica que funciona tot allò que has codificat. Assegura't que els casos “perillosos” funcionin, com ara eliminar un element d'una llista buida...</text:p>
      <text:p text:style-name="P20"/>
      <text:p text:style-name="P13"><text:span text:style-name="T15">Un cop fet això converteix la teva classe en genèrica, per fer-ho la declaració de la classe ha de ser: </text:span><text:span text:style-name="T8">public</text:span><text:span text:style-name="T11"> </text:span><text:span text:style-name="T8">class</text:span><text:span text:style-name="T11"> NodeList&lt;T&gt;. </text:span><text:span text:style-name="T12">I hauràs d'intercanviar tot allò que és Object com a T</text:span></text:p>
      <text:p text:style-name="P12"><text:s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ight_20_Page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  <style:master-page style:name="First_20_Page" style:display-name="First Page" style:page-layout-name="Mpm1" style:next-style-name="Standard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8:13:21.993721621</meta:creation-date>
    <dc:date>2019-09-26T18:40:31.937904718</dc:date>
    <meta:editing-duration>PT20M42S</meta:editing-duration>
    <meta:editing-cycles>7</meta:editing-cycles>
    <meta:generator>LibreOffice/5.4.7.2$Linux_X86_64 LibreOffice_project/40$Build-2</meta:generator>
    <meta:document-statistic meta:table-count="2" meta:image-count="0" meta:object-count="0" meta:page-count="3" meta:paragraph-count="51" meta:word-count="431" meta:character-count="2581" meta:non-whitespace-character-count="2190"/>
  </office:meta>
</office:document-meta>
</file>